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7. Study guide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December 2023</text:span></text:p>
      <text:p text:style-name="P5"/>
      <text:p text:style-name="P4"><text:span text:style-name="T6">Unit 07. Hardware components</text:span></text:p>
      <text:list xml:id="list1754574717" text:style-name="WWNum1">
        <text:list-item>
          <text:p text:style-name="P15"><text:bookmark text:name="_dbh0n1vac4c8"/>Dates</text:p>
        </text:list-item>
      </text:list>
      <text:p text:style-name="Standard">From 08/01/2024 to 28/01/2024. The length of the unit is 3 weeks (24 hours).</text:p>
      <text:list xml:id="list105648806018751" text:continue-numbering="true" text:style-name="WWNum1">
        <text:list-item>
          <text:p text:style-name="P15">Previous knowledge</text:p>
        </text:list-item>
      </text:list>
      <text:p text:style-name="P6">Previous units, specially units 01 and 03.</text:p>
      <text:list xml:id="list105649578699714" text:continue-numbering="true" text:style-name="WWNum1">
        <text:list-item>
          <text:p text:style-name="P15">Objectives</text:p>
        </text:list-item>
      </text:list>
      <text:list xml:id="list2091418156" text:style-name="WWNum4">
        <text:list-item>
          <text:p text:style-name="P7">To learn what is a motherboard.</text:p>
        </text:list-item>
        <text:list-item>
          <text:p text:style-name="P7">To learn what are the motherboard’s main connectors and what is its function.</text:p>
        </text:list-item>
        <text:list-item>
          <text:p text:style-name="P7">To learn what is the chipset and where is inside the motherboard.</text:p>
        </text:list-item>
        <text:list-item>
          <text:p text:style-name="P7">To learn what is a processor and what are its main features.</text:p>
        </text:list-item>
        <text:list-item>
          <text:p text:style-name="P7">To learn what is a processor and what are its main features.</text:p>
        </text:list-item>
        <text:list-item>
          <text:p text:style-name="P7">To learn what is a hard disk and what are its main features</text:p>
        </text:list-item>
        <text:list-item>
          <text:p text:style-name="P7">To learn what is a graphic card and what are its main features.</text:p>
        </text:list-item>
        <text:list-item>
          <text:p text:style-name="P7"><text:soft-page-break/>To learn what is a monitor and what are its main features.</text:p>
        </text:list-item>
      </text:list>
      <text:list xml:id="list105649811519735" text:continue-list="list105649578699714" text:style-name="WWNum1">
        <text:list-item>
          <text:p text:style-name="P15">Contents</text:p>
        </text:list-item>
      </text:list>
      <text:list xml:id="list319831232" text:style-name="WWNum2">
        <text:list-item>
          <text:p text:style-name="P8">Motherboard</text:p>
        </text:list-item>
        <text:list-item>
          <text:p text:style-name="P8">Chipset</text:p>
        </text:list-item>
        <text:list-item>
          <text:p text:style-name="P8">Processors</text:p>
        </text:list-item>
        <text:list-item>
          <text:p text:style-name="P8">Memory</text:p>
        </text:list-item>
        <text:list-item>
          <text:p text:style-name="P8">Hard disk</text:p>
        </text:list-item>
        <text:list-item>
          <text:p text:style-name="P8">Graphic cards</text:p>
        </text:list-item>
        <text:list-item>
          <text:p text:style-name="P8">Monitor</text:p>
        </text:list-item>
        <text:list-item>
          <text:p text:style-name="P8">Other kinds of hardware <text:s text:c="2"/><text:tab/></text:p>
        </text:list-item>
      </text:list>
      <text:list xml:id="list105650046141614" text:continue-list="list105649811519735" text:style-name="WWNum1">
        <text:list-item>
          <text:p text:style-name="P15">Activities</text:p>
        </text:list-item>
      </text:list>
      <text:list xml:id="list2025004977" text:style-name="WWNum3">
        <text:list-item>
          <text:p text:style-name="P9">Hardware exercises.</text:p>
        </text:list-item>
        <text:list-item>
          <text:p text:style-name="P9">Research and development activities.</text:p>
        </text:list-item>
      </text:list>
      <text:list xml:id="list105650853912604" text:continue-list="list105650046141614" text:style-name="WWNum1">
        <text:list-item>
          <text:p text:style-name="P15">Recommendations</text:p>
        </text:list-item>
      </text:list>
      <text:p text:style-name="Standard">This is a long unit. The contents are divided in two parts: internal components, that is, those belonging to Von Neumann machine and external components or peripheral, those who are not fundamental part of Von Neumann machine.</text:p>
      <text:p text:style-name="Standard">You should read the content, and create summaries and schemes about the concepts studi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7. Hardware components</text:span></text:p>
      </style:header>
      <style:footer>
        <text:p text:style-name="MP4"><text:span text:style-name="MT1">CFGS DAM/DAW<text:tab/><text:tab/>Unit 07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5" meta:word-count="248" meta:character-count="1397" meta:non-whitespace-character-count="1201"/>
    <meta:generator>LibreOfficeDev/6.0.5.2$Linux_X86_64 LibreOffice_project/</meta:generator>
  </office:meta>
</office:document-meta>
</file>